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Test with Pandoc using Github Actions</text:p>
      <text:h text:style-name="Heading_20_1" text:outline-level="1"><text:bookmark-start text:name="hello"/>Hello<text:bookmark-end text:name="hello"/></text:h>
      <text:p text:style-name="First_20_paragraph">This repository is an example on how to use a Github Action.</text:p>
      <text:p text:style-name="Text_20_body">It has a Markdown file and using a Github Action uses Pandoc to generate HTML, PDF, etc. and pushes the generated files into another Github repo.</text:p>
      <text:p text:style-name="Text_20_body">Now it has stricter shell options.</text:p>
      <text:p text:style-name="Text_20_body">And now… names in entrypoint.sh and names in action.yml are aligned.</text:p>
      <text:p text:style-name="Text_20_body">Testing now with the COMMIT_MESSAGE (default)</text:p>
      <text:p text:style-name="Text_20_body">Now testing with –set-upstream</text:p>
      <text:p text:style-name="Text_20_body">Now testing after https://github.com/cpina/github-action-push-to-another-repository/pull/41</text:p>
      <text:p text:style-name="Text_20_body">Now testing after adding support for github hosts other than github.com (again, 2, 3)</text:p>
      <text:p text:style-name="Text_20_body">Testing that the check for a branch works… if it exist</text:p>
      <text:p text:style-name="Text_20_body">Testing after a small change in main (GitHub repository username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8</meta:generator>
    <dc:title>Test with Pandoc using Github Actions</dc:title>
    <dc:description/>
    <dc:subject/>
    <meta:keyword/>
    <meta:initial-creator/>
    <dc:creator/>
    <meta:creation-date>2022-06-08T22:45:39Z</meta:creation-date>
    <dc:date>2022-06-08T22:45:39Z</dc:date>
  </office:meta>
</office:document-meta>
</file>